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95mm"/>
    </style:style>
    <style:style style:name="co3" style:family="table-column">
      <style:table-column-properties fo:break-before="auto" style:column-width="15.88mm"/>
    </style:style>
    <style:style style:name="co4" style:family="table-column">
      <style:table-column-properties fo:break-before="auto" style:column-width="15.33mm"/>
    </style:style>
    <style:style style:name="co5" style:family="table-column">
      <style:table-column-properties fo:break-before="auto" style:column-width="20.23mm"/>
    </style:style>
    <style:style style:name="co6" style:family="table-column">
      <style:table-column-properties fo:break-before="auto" style:column-width="20.78mm"/>
    </style:style>
    <style:style style:name="co7" style:family="table-column">
      <style:table-column-properties fo:break-before="auto" style:column-width="34.4mm"/>
    </style:style>
    <style:style style:name="co8" style:family="table-column">
      <style:table-column-properties fo:break-before="auto" style:column-width="40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36">
      <style:table-cell-properties fo:background-color="#fff200"/>
    </style:style>
    <style:style style:name="ce3" style:family="table-cell" style:parent-style-name="Default" style:data-style-name="N36">
      <style:table-cell-properties fo:background-color="#bf819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equence</text:p>
          </table:table-cell>
          <table:table-cell table:style-name="Default" office:value-type="string" calcext:value-type="string">
            <text:p>CollectionDate</text:p>
          </table:table-cell>
          <table:table-cell office:value-type="string" calcext:value-type="string">
            <text:p>Garbage</text:p>
          </table:table-cell>
          <table:table-cell office:value-type="string" calcext:value-type="string">
            <text:p>Recycle</text:p>
          </table:table-cell>
          <table:table-cell office:value-type="string" calcext:value-type="string">
            <text:p>Organic</text:p>
          </table:table-cell>
          <table:table-cell office:value-type="string" calcext:value-type="string">
            <text:p>YardWaste</text:p>
          </table:table-cell>
          <table:table-cell office:value-type="string" calcext:value-type="string">
            <text:p>TreePickup</text:p>
          </table:table-cell>
          <table:table-cell office:value-type="string" calcext:value-type="string">
            <text:p>SpecialCollec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ity-Monday-B</text:p>
          </table:table-cell>
          <table:table-cell office:value-type="date" office:date-value="2019-01-07" calcext:value-type="date">
            <text:p>2019-01-07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Monday-B</text:p>
          </table:table-cell>
          <table:table-cell office:value-type="date" office:date-value="2019-01-14" calcext:value-type="date">
            <text:p>2019-01-14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ty-Monday-B</text:p>
          </table:table-cell>
          <table:table-cell office:value-type="date" office:date-value="2019-01-21" calcext:value-type="date">
            <text:p>2019-01-21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Monday-B</text:p>
          </table:table-cell>
          <table:table-cell office:value-type="date" office:date-value="2019-01-28" calcext:value-type="date">
            <text:p>2019-01-28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Monday-B</text:p>
          </table:table-cell>
          <table:table-cell office:value-type="date" office:date-value="2019-02-04" calcext:value-type="date">
            <text:p>2019-02-0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Monday-B</text:p>
          </table:table-cell>
          <table:table-cell office:value-type="date" office:date-value="2019-02-11" calcext:value-type="date">
            <text:p>2019-02-11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Monday-B</text:p>
          </table:table-cell>
          <table:table-cell table:style-name="ce2" office:value-type="date" office:date-value="2019-02-19" calcext:value-type="date">
            <text:p>2019-02-19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Monday-B</text:p>
          </table:table-cell>
          <table:table-cell office:value-type="date" office:date-value="2019-02-25" calcext:value-type="date">
            <text:p>2019-02-25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Monday-B</text:p>
          </table:table-cell>
          <table:table-cell office:value-type="date" office:date-value="2019-03-04" calcext:value-type="date">
            <text:p>2019-03-04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Monday-B</text:p>
          </table:table-cell>
          <table:table-cell office:value-type="date" office:date-value="2019-03-11" calcext:value-type="date">
            <text:p>2019-03-11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onday-B</text:p>
          </table:table-cell>
          <table:table-cell office:value-type="date" office:date-value="2019-03-18" calcext:value-type="date">
            <text:p>2019-03-18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onday-B</text:p>
          </table:table-cell>
          <table:table-cell office:value-type="date" office:date-value="2019-03-25" calcext:value-type="date">
            <text:p>2019-03-25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onday-B</text:p>
          </table:table-cell>
          <table:table-cell office:value-type="date" office:date-value="2019-04-01" calcext:value-type="date">
            <text:p>2019-04-01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onday-B</text:p>
          </table:table-cell>
          <table:table-cell office:value-type="date" office:date-value="2019-04-08" calcext:value-type="date">
            <text:p>2019-04-08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onday-B</text:p>
          </table:table-cell>
          <table:table-cell table:style-name="ce3" office:value-type="date" office:date-value="2019-04-15" calcext:value-type="date">
            <text:p>2019-04-15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onday-B</text:p>
          </table:table-cell>
          <table:table-cell office:value-type="date" office:date-value="2019-04-22" calcext:value-type="date">
            <text:p>2019-04-22</text:p>
          </table:table-cell>
          <table:table-cell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Battery</text:p>
          </table:table-cell>
          <table:table-cell/>
        </table:table-row>
        <table:table-row table:style-name="ro1">
          <table:table-cell office:value-type="string" calcext:value-type="string">
            <text:p>City-Monday-B</text:p>
          </table:table-cell>
          <table:table-cell office:value-type="date" office:date-value="2019-04-29" calcext:value-type="date">
            <text:p>2019-04-29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onday-B</text:p>
          </table:table-cell>
          <table:table-cell office:value-type="date" office:date-value="2019-05-06" calcext:value-type="date">
            <text:p>2019-05-06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onday-B</text:p>
          </table:table-cell>
          <table:table-cell office:value-type="date" office:date-value="2019-05-13" calcext:value-type="date">
            <text:p>2019-05-13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onday-B</text:p>
          </table:table-cell>
          <table:table-cell table:style-name="ce2" office:value-type="date" office:date-value="2019-05-21" calcext:value-type="date">
            <text:p>2019-05-21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Monday-B</text:p>
          </table:table-cell>
          <table:table-cell office:value-type="date" office:date-value="2019-05-27" calcext:value-type="date">
            <text:p>2019-05-27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onday-B</text:p>
          </table:table-cell>
          <table:table-cell office:value-type="date" office:date-value="2019-06-03" calcext:value-type="date">
            <text:p>2019-06-03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onday-B</text:p>
          </table:table-cell>
          <table:table-cell office:value-type="date" office:date-value="2019-06-10" calcext:value-type="date">
            <text:p>2019-06-10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onday-B</text:p>
          </table:table-cell>
          <table:table-cell office:value-type="date" office:date-value="2019-06-17" calcext:value-type="date">
            <text:p>2019-06-17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onday-B</text:p>
          </table:table-cell>
          <table:table-cell office:value-type="date" office:date-value="2019-06-24" calcext:value-type="date">
            <text:p>2019-06-24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/>
          <table:table-cell office:value-type="string" calcext:value-type="string">
            <text:p>Garbage Exemption</text:p>
          </table:table-cell>
          <table:table-cell/>
        </table:table-row>
        <table:table-row table:style-name="ro1">
          <table:table-cell office:value-type="string" calcext:value-type="string">
            <text:p>City-Monday-B</text:p>
          </table:table-cell>
          <table:table-cell table:style-name="ce2" office:value-type="date" office:date-value="2019-07-02" calcext:value-type="date">
            <text:p>2019-07-02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Monday-B</text:p>
          </table:table-cell>
          <table:table-cell office:value-type="date" office:date-value="2019-07-08" calcext:value-type="date">
            <text:p>2019-07-08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Monday-B</text:p>
          </table:table-cell>
          <table:table-cell office:value-type="date" office:date-value="2019-07-15" calcext:value-type="date">
            <text:p>2019-07-15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onday-B</text:p>
          </table:table-cell>
          <table:table-cell office:value-type="date" office:date-value="2019-07-22" calcext:value-type="date">
            <text:p>2019-07-22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Monday-B</text:p>
          </table:table-cell>
          <table:table-cell office:value-type="date" office:date-value="2019-07-29" calcext:value-type="date">
            <text:p>2019-07-29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onday-B</text:p>
          </table:table-cell>
          <table:table-cell table:style-name="ce2" office:value-type="date" office:date-value="2019-08-06" calcext:value-type="date">
            <text:p>2019-08-06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Monday-B</text:p>
          </table:table-cell>
          <table:table-cell office:value-type="date" office:date-value="2019-08-12" calcext:value-type="date">
            <text:p>2019-08-12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onday-B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Monday-B</text:p>
          </table:table-cell>
          <table:table-cell office:value-type="date" office:date-value="2019-08-26" calcext:value-type="date">
            <text:p>2019-08-26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onday-B</text:p>
          </table:table-cell>
          <table:table-cell table:style-name="ce2" office:value-type="date" office:date-value="2019-09-03" calcext:value-type="date">
            <text:p>2019-09-0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Monday-B</text:p>
          </table:table-cell>
          <table:table-cell office:value-type="date" office:date-value="2019-09-09" calcext:value-type="date">
            <text:p>2019-09-09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onday-B</text:p>
          </table:table-cell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Garbage Exemption</text:p>
          </table:table-cell>
          <table:table-cell/>
        </table:table-row>
        <table:table-row table:style-name="ro1">
          <table:table-cell office:value-type="string" calcext:value-type="string">
            <text:p>City-Monday-B</text:p>
          </table:table-cell>
          <table:table-cell office:value-type="date" office:date-value="2019-09-23" calcext:value-type="date">
            <text:p>2019-09-23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onday-B</text:p>
          </table:table-cell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onday-B</text:p>
          </table:table-cell>
          <table:table-cell office:value-type="date" office:date-value="2019-10-07" calcext:value-type="date">
            <text:p>2019-10-07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onday-B</text:p>
          </table:table-cell>
          <table:table-cell table:style-name="ce2" office:value-type="date" office:date-value="2019-10-15" calcext:value-type="date">
            <text:p>2019-10-15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2"/>
          <table:table-cell office:value-type="string" calcext:value-type="string">
            <text:p>Pickup delayed one day</text:p>
          </table:table-cell>
        </table:table-row>
        <table:table-row table:style-name="ro1">
          <table:table-cell office:value-type="string" calcext:value-type="string">
            <text:p>City-Monday-B</text:p>
          </table:table-cell>
          <table:table-cell office:value-type="date" office:date-value="2019-10-21" calcext:value-type="date">
            <text:p>2019-10-21</text:p>
          </table:table-cell>
          <table:table-cell/>
          <table:table-cell table:number-columns-repeated="3" office:value-type="string" calcext:value-type="string">
            <text:p>y</text:p>
          </table:table-cell>
          <table:table-cell/>
          <table:table-cell office:value-type="string" calcext:value-type="string">
            <text:p>Battery</text:p>
          </table:table-cell>
          <table:table-cell/>
        </table:table-row>
        <table:table-row table:style-name="ro1">
          <table:table-cell office:value-type="string" calcext:value-type="string">
            <text:p>City-Monday-B</text:p>
          </table:table-cell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onday-B</text:p>
          </table:table-cell>
          <table:table-cell office:value-type="date" office:date-value="2019-11-04" calcext:value-type="date">
            <text:p>2019-11-04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onday-B</text:p>
          </table:table-cell>
          <table:table-cell office:value-type="date" office:date-value="2019-11-11" calcext:value-type="date">
            <text:p>2019-11-11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onday-B</text:p>
          </table:table-cell>
          <table:table-cell office:value-type="date" office:date-value="2019-11-18" calcext:value-type="date">
            <text:p>2019-11-18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onday-B</text:p>
          </table:table-cell>
          <table:table-cell office:value-type="date" office:date-value="2019-11-25" calcext:value-type="date">
            <text:p>2019-11-25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onday-B</text:p>
          </table:table-cell>
          <table:table-cell office:value-type="date" office:date-value="2019-12-02" calcext:value-type="date">
            <text:p>2019-12-02</text:p>
          </table:table-cell>
          <table:table-cell/>
          <table:table-cell table:number-columns-repeated="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onday-B</text:p>
          </table:table-cell>
          <table:table-cell office:value-type="date" office:date-value="2019-12-09" calcext:value-type="date">
            <text:p>2019-12-09</text:p>
          </table:table-cell>
          <table:table-cell office:value-type="string" calcext:value-type="string">
            <text:p>y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ity-Monday-B</text:p>
          </table:table-cell>
          <table:table-cell office:value-type="date" office:date-value="2019-12-16" calcext:value-type="date">
            <text:p>2019-12-16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Monday-B</text:p>
          </table:table-cell>
          <table:table-cell office:value-type="date" office:date-value="2019-12-23" calcext:value-type="date">
            <text:p>2019-12-23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ity-Monday-B</text:p>
          </table:table-cell>
          <table:table-cell office:value-type="date" office:date-value="2019-12-30" calcext:value-type="date">
            <text:p>2019-12-30</text:p>
          </table:table-cell>
          <table:table-cell/>
          <table:table-cell table:number-columns-repeated="2" office:value-type="string" calcext:value-type="string">
            <text:p>y</text:p>
          </table:table-cell>
          <table:table-cell table:number-columns-repeated="4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5">0000-00-00</text:date>, <text:time style:data-style-name="N2" text:time-value="22:01:21.3234608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19:49:05.634995662</meta:creation-date>
    <dc:date>2019-03-15T22:01:35.437570345</dc:date>
    <meta:editing-duration>PT28M26S</meta:editing-duration>
    <meta:editing-cycles>5</meta:editing-cycles>
    <meta:generator>LibreOffice/6.1.5.2$Linux_X86_64 LibreOffice_project/10$Build-2</meta:generator>
    <meta:document-statistic meta:table-count="1" meta:cell-count="262" meta:object-count="0"/>
  </office:meta>
</office:document-meta>
</file>